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ube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ires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float" office:value="0.743789911270142" calcext:value-type="float">
            <text:p>0.743789911270142</text:p>
          </table:table-cell>
          <table:table-cell office:value-type="float" office:value="3.07403516769409" calcext:value-type="float">
            <text:p>3.07403516769409</text:p>
          </table:table-cell>
          <table:table-cell office:value-type="float" office:value="8.99045419692993" calcext:value-type="float">
            <text:p>8.99045419692993</text:p>
          </table:table-cell>
          <table:table-cell office:value-type="float" office:value="10.4290699958801" calcext:value-type="float">
            <text:p>10.4290699958801</text:p>
          </table:table-cell>
          <table:table-cell office:value-type="float" office:value="78.1026799678803" calcext:value-type="float">
            <text:p>78.1026799678803</text:p>
          </table:table-cell>
          <table:table-cell office:value-type="float" office:value="128.732740163803" calcext:value-type="float">
            <text:p>128.732740163803</text:p>
          </table:table-cell>
          <table:table-cell office:value-type="float" office:value="467.534862995148" calcext:value-type="float">
            <text:p>467.534862995148</text:p>
          </table:table-cell>
        </table:table-row>
        <table:table-row table:style-name="ro1">
          <table:table-cell office:value-type="float" office:value="0.744051933288574" calcext:value-type="float">
            <text:p>0.744051933288574</text:p>
          </table:table-cell>
          <table:table-cell office:value-type="float" office:value="3.28944182395935" calcext:value-type="float">
            <text:p>3.28944182395935</text:p>
          </table:table-cell>
          <table:table-cell office:value-type="float" office:value="9.16962695121765" calcext:value-type="float">
            <text:p>9.16962695121765</text:p>
          </table:table-cell>
          <table:table-cell office:value-type="float" office:value="10.4928431510925" calcext:value-type="float">
            <text:p>10.4928431510925</text:p>
          </table:table-cell>
          <table:table-cell office:value-type="float" office:value="76.6601328849792" calcext:value-type="float">
            <text:p>76.6601328849792</text:p>
          </table:table-cell>
          <table:table-cell office:value-type="float" office:value="127.848416090012" calcext:value-type="float">
            <text:p>127.848416090012</text:p>
          </table:table-cell>
          <table:table-cell office:value-type="float" office:value="460.275127887726" calcext:value-type="float">
            <text:p>460.275127887726</text:p>
          </table:table-cell>
        </table:table-row>
        <table:table-row table:style-name="ro1">
          <table:table-cell office:value-type="float" office:value="0.749972820281982" calcext:value-type="float">
            <text:p>0.749972820281982</text:p>
          </table:table-cell>
          <table:table-cell office:value-type="float" office:value="3.12213206291199" calcext:value-type="float">
            <text:p>3.12213206291199</text:p>
          </table:table-cell>
          <table:table-cell office:value-type="float" office:value="9.55945205688477" calcext:value-type="float">
            <text:p>9.55945205688477</text:p>
          </table:table-cell>
          <table:table-cell office:value-type="float" office:value="10.3816211223602" calcext:value-type="float">
            <text:p>10.3816211223602</text:p>
          </table:table-cell>
          <table:table-cell office:value-type="float" office:value="76.9715759754181" calcext:value-type="float">
            <text:p>76.9715759754181</text:p>
          </table:table-cell>
          <table:table-cell office:value-type="float" office:value="127.044327020645" calcext:value-type="float">
            <text:p>127.044327020645</text:p>
          </table:table-cell>
          <table:table-cell office:value-type="float" office:value="460.730917930603" calcext:value-type="float">
            <text:p>460.730917930603</text:p>
          </table:table-cell>
        </table:table-row>
        <table:table-row table:style-name="ro1">
          <table:table-cell office:value-type="float" office:value="0.762392997741699" calcext:value-type="float">
            <text:p>0.762392997741699</text:p>
          </table:table-cell>
          <table:table-cell office:value-type="float" office:value="3.15807819366455" calcext:value-type="float">
            <text:p>3.15807819366455</text:p>
          </table:table-cell>
          <table:table-cell office:value-type="float" office:value="9.03646898269653" calcext:value-type="float">
            <text:p>9.03646898269653</text:p>
          </table:table-cell>
          <table:table-cell office:value-type="float" office:value="10.3477988243103" calcext:value-type="float">
            <text:p>10.3477988243103</text:p>
          </table:table-cell>
          <table:table-cell office:value-type="float" office:value="76.0191488265991" calcext:value-type="float">
            <text:p>76.0191488265991</text:p>
          </table:table-cell>
          <table:table-cell office:value-type="float" office:value="127.049778938293" calcext:value-type="float">
            <text:p>127.049778938293</text:p>
          </table:table-cell>
          <table:table-cell office:value-type="float" office:value="458.150119066238" calcext:value-type="float">
            <text:p>458.150119066238</text:p>
          </table:table-cell>
        </table:table-row>
        <table:table-row table:style-name="ro1">
          <table:table-cell office:value-type="float" office:value="0.756047010421753" calcext:value-type="float">
            <text:p>0.756047010421753</text:p>
          </table:table-cell>
          <table:table-cell office:value-type="float" office:value="3.07773494720459" calcext:value-type="float">
            <text:p>3.07773494720459</text:p>
          </table:table-cell>
          <table:table-cell office:value-type="float" office:value="9.01451086997986" calcext:value-type="float">
            <text:p>9.01451086997986</text:p>
          </table:table-cell>
          <table:table-cell office:value-type="float" office:value="10.3674998283386" calcext:value-type="float">
            <text:p>10.3674998283386</text:p>
          </table:table-cell>
          <table:table-cell office:value-type="float" office:value="74.7523109912872" calcext:value-type="float">
            <text:p>74.7523109912872</text:p>
          </table:table-cell>
          <table:table-cell office:value-type="float" office:value="126.254922151566" calcext:value-type="float">
            <text:p>126.254922151566</text:p>
          </table:table-cell>
          <table:table-cell office:value-type="float" office:value="456.753353834152" calcext:value-type="float">
            <text:p>456.753353834152</text:p>
          </table:table-cell>
        </table:table-row>
        <table:table-row table:style-name="ro1">
          <table:table-cell office:value-type="float" office:value="0.752790927886963" calcext:value-type="float">
            <text:p>0.752790927886963</text:p>
          </table:table-cell>
          <table:table-cell office:value-type="float" office:value="3.06899285316467" calcext:value-type="float">
            <text:p>3.06899285316467</text:p>
          </table:table-cell>
          <table:table-cell office:value-type="float" office:value="9.07438898086548" calcext:value-type="float">
            <text:p>9.07438898086548</text:p>
          </table:table-cell>
          <table:table-cell office:value-type="float" office:value="10.550066947937" calcext:value-type="float">
            <text:p>10.550066947937</text:p>
          </table:table-cell>
          <table:table-cell office:value-type="float" office:value="74.1250550746918" calcext:value-type="float">
            <text:p>74.1250550746918</text:p>
          </table:table-cell>
          <table:table-cell office:value-type="float" office:value="126.711689949036" calcext:value-type="float">
            <text:p>126.711689949036</text:p>
          </table:table-cell>
          <table:table-cell office:value-type="float" office:value="449.697068929672" calcext:value-type="float">
            <text:p>449.697068929672</text:p>
          </table:table-cell>
        </table:table-row>
        <table:table-row table:style-name="ro1">
          <table:table-cell office:value-type="float" office:value="0.751449108123779" calcext:value-type="float">
            <text:p>0.751449108123779</text:p>
          </table:table-cell>
          <table:table-cell office:value-type="float" office:value="3.02124691009521" calcext:value-type="float">
            <text:p>3.02124691009521</text:p>
          </table:table-cell>
          <table:table-cell office:value-type="float" office:value="8.89721703529358" calcext:value-type="float">
            <text:p>8.89721703529358</text:p>
          </table:table-cell>
          <table:table-cell office:value-type="float" office:value="10.4170110225677" calcext:value-type="float">
            <text:p>10.4170110225677</text:p>
          </table:table-cell>
          <table:table-cell office:value-type="float" office:value="73.1071040630341" calcext:value-type="float">
            <text:p>73.1071040630341</text:p>
          </table:table-cell>
          <table:table-cell office:value-type="float" office:value="127.811955928803" calcext:value-type="float">
            <text:p>127.811955928803</text:p>
          </table:table-cell>
          <table:table-cell office:value-type="float" office:value="448.643572092056" calcext:value-type="float">
            <text:p>448.643572092056</text:p>
          </table:table-cell>
        </table:table-row>
        <table:table-row table:style-name="ro1">
          <table:table-cell office:value-type="float" office:value="0.750123977661133" calcext:value-type="float">
            <text:p>0.750123977661133</text:p>
          </table:table-cell>
          <table:table-cell office:value-type="float" office:value="3.07778120040894" calcext:value-type="float">
            <text:p>3.07778120040894</text:p>
          </table:table-cell>
          <table:table-cell office:value-type="float" office:value="8.89347290992737" calcext:value-type="float">
            <text:p>8.89347290992737</text:p>
          </table:table-cell>
          <table:table-cell office:value-type="float" office:value="10.4029181003571" calcext:value-type="float">
            <text:p>10.4029181003571</text:p>
          </table:table-cell>
          <table:table-cell office:value-type="float" office:value="72.5007898807526" calcext:value-type="float">
            <text:p>72.5007898807526</text:p>
          </table:table-cell>
          <table:table-cell office:value-type="float" office:value="126.671667098999" calcext:value-type="float">
            <text:p>126.671667098999</text:p>
          </table:table-cell>
          <table:table-cell office:value-type="float" office:value="451.424619197845" calcext:value-type="float">
            <text:p>451.424619197845</text:p>
          </table:table-cell>
        </table:table-row>
        <table:table-row table:style-name="ro1">
          <table:table-cell office:value-type="float" office:value="0.753253936767578" calcext:value-type="float">
            <text:p>0.753253936767578</text:p>
          </table:table-cell>
          <table:table-cell office:value-type="float" office:value="3.08506798744202" calcext:value-type="float">
            <text:p>3.08506798744202</text:p>
          </table:table-cell>
          <table:table-cell office:value-type="float" office:value="8.91534495353699" calcext:value-type="float">
            <text:p>8.91534495353699</text:p>
          </table:table-cell>
          <table:table-cell office:value-type="float" office:value="10.3950409889221" calcext:value-type="float">
            <text:p>10.3950409889221</text:p>
          </table:table-cell>
          <table:table-cell office:value-type="float" office:value="73.3764159679413" calcext:value-type="float">
            <text:p>73.3764159679413</text:p>
          </table:table-cell>
          <table:table-cell office:value-type="float" office:value="127.577430963516" calcext:value-type="float">
            <text:p>127.577430963516</text:p>
          </table:table-cell>
          <table:table-cell office:value-type="float" office:value="454.412227153778" calcext:value-type="float">
            <text:p>454.412227153778</text:p>
          </table:table-cell>
        </table:table-row>
        <table:table-row table:style-name="ro1">
          <table:table-cell office:value-type="float" office:value="0.763532161712646" calcext:value-type="float">
            <text:p>0.763532161712646</text:p>
          </table:table-cell>
          <table:table-cell office:value-type="float" office:value="3.12465214729309" calcext:value-type="float">
            <text:p>3.12465214729309</text:p>
          </table:table-cell>
          <table:table-cell office:value-type="float" office:value="8.98548316955566" calcext:value-type="float">
            <text:p>8.98548316955566</text:p>
          </table:table-cell>
          <table:table-cell office:value-type="float" office:value="10.3750689029694" calcext:value-type="float">
            <text:p>10.3750689029694</text:p>
          </table:table-cell>
          <table:table-cell office:value-type="float" office:value="73.179044008255" calcext:value-type="float">
            <text:p>73.179044008255</text:p>
          </table:table-cell>
          <table:table-cell office:value-type="float" office:value="126.469516038895" calcext:value-type="float">
            <text:p>126.469516038895</text:p>
          </table:table-cell>
          <table:table-cell office:value-type="float" office:value="450.035044193268" calcext:value-type="float">
            <text:p>450.035044193268</text:p>
          </table:table-cell>
        </table:table-row>
        <table:table-row table:style-name="ro1">
          <table:table-cell office:value-type="float" office:value="0.7518630027771" calcext:value-type="float">
            <text:p>0.7518630027771</text:p>
          </table:table-cell>
          <table:table-cell office:value-type="float" office:value="3.04376411437988" calcext:value-type="float">
            <text:p>3.04376411437988</text:p>
          </table:table-cell>
          <table:table-cell office:value-type="float" office:value="8.87658405303955" calcext:value-type="float">
            <text:p>8.87658405303955</text:p>
          </table:table-cell>
          <table:table-cell office:value-type="float" office:value="10.5234808921814" calcext:value-type="float">
            <text:p>10.5234808921814</text:p>
          </table:table-cell>
          <table:table-cell office:value-type="float" office:value="72.4051029682159" calcext:value-type="float">
            <text:p>72.4051029682159</text:p>
          </table:table-cell>
          <table:table-cell office:value-type="float" office:value="125.447292089462" calcext:value-type="float">
            <text:p>125.447292089462</text:p>
          </table:table-cell>
          <table:table-cell office:value-type="float" office:value="452.342314958572" calcext:value-type="float">
            <text:p>452.342314958572</text:p>
          </table:table-cell>
        </table:table-row>
        <table:table-row table:style-name="ro1">
          <table:table-cell office:value-type="float" office:value="0.746076107025146" calcext:value-type="float">
            <text:p>0.746076107025146</text:p>
          </table:table-cell>
          <table:table-cell office:value-type="float" office:value="3.09874892234802" calcext:value-type="float">
            <text:p>3.09874892234802</text:p>
          </table:table-cell>
          <table:table-cell office:value-type="float" office:value="8.87710404396057" calcext:value-type="float">
            <text:p>8.87710404396057</text:p>
          </table:table-cell>
          <table:table-cell office:value-type="float" office:value="10.5670440196991" calcext:value-type="float">
            <text:p>10.5670440196991</text:p>
          </table:table-cell>
          <table:table-cell office:value-type="float" office:value="73.0122809410095" calcext:value-type="float">
            <text:p>73.0122809410095</text:p>
          </table:table-cell>
          <table:table-cell office:value-type="float" office:value="121.33820104599" calcext:value-type="float">
            <text:p>121.33820104599</text:p>
          </table:table-cell>
          <table:table-cell/>
        </table:table-row>
        <table:table-row table:style-name="ro1">
          <table:table-cell office:value-type="float" office:value="0.747046947479248" calcext:value-type="float">
            <text:p>0.747046947479248</text:p>
          </table:table-cell>
          <table:table-cell office:value-type="float" office:value="3.1324679851532" calcext:value-type="float">
            <text:p>3.1324679851532</text:p>
          </table:table-cell>
          <table:table-cell office:value-type="float" office:value="8.92672801017761" calcext:value-type="float">
            <text:p>8.92672801017761</text:p>
          </table:table-cell>
          <table:table-cell office:value-type="float" office:value="10.4677720069885" calcext:value-type="float">
            <text:p>10.4677720069885</text:p>
          </table:table-cell>
          <table:table-cell office:value-type="float" office:value="73.4139149188995" calcext:value-type="float">
            <text:p>73.4139149188995</text:p>
          </table:table-cell>
          <table:table-cell office:value-type="float" office:value="124.672196865082" calcext:value-type="float">
            <text:p>124.672196865082</text:p>
          </table:table-cell>
          <table:table-cell/>
        </table:table-row>
        <table:table-row table:style-name="ro1">
          <table:table-cell office:value-type="float" office:value="0.752356052398682" calcext:value-type="float">
            <text:p>0.752356052398682</text:p>
          </table:table-cell>
          <table:table-cell office:value-type="float" office:value="3.12474608421326" calcext:value-type="float">
            <text:p>3.12474608421326</text:p>
          </table:table-cell>
          <table:table-cell office:value-type="float" office:value="8.87543988227844" calcext:value-type="float">
            <text:p>8.87543988227844</text:p>
          </table:table-cell>
          <table:table-cell office:value-type="float" office:value="10.4723961353302" calcext:value-type="float">
            <text:p>10.4723961353302</text:p>
          </table:table-cell>
          <table:table-cell office:value-type="float" office:value="73.3016839027405" calcext:value-type="float">
            <text:p>73.3016839027405</text:p>
          </table:table-cell>
          <table:table-cell office:value-type="float" office:value="120.338908910751" calcext:value-type="float">
            <text:p>120.338908910751</text:p>
          </table:table-cell>
          <table:table-cell/>
        </table:table-row>
        <table:table-row table:style-name="ro1">
          <table:table-cell office:value-type="float" office:value="0.748685121536255" calcext:value-type="float">
            <text:p>0.748685121536255</text:p>
          </table:table-cell>
          <table:table-cell office:value-type="float" office:value="3.1423990726471" calcext:value-type="float">
            <text:p>3.1423990726471</text:p>
          </table:table-cell>
          <table:table-cell office:value-type="float" office:value="8.88466501235962" calcext:value-type="float">
            <text:p>8.88466501235962</text:p>
          </table:table-cell>
          <table:table-cell office:value-type="float" office:value="10.43528008461" calcext:value-type="float">
            <text:p>10.43528008461</text:p>
          </table:table-cell>
          <table:table-cell office:value-type="float" office:value="72.2281618118286" calcext:value-type="float">
            <text:p>72.2281618118286</text:p>
          </table:table-cell>
          <table:table-cell office:value-type="float" office:value="118.362715959549" calcext:value-type="float">
            <text:p>118.362715959549</text:p>
          </table:table-cell>
          <table:table-cell/>
        </table:table-row>
        <table:table-row table:style-name="ro1">
          <table:table-cell office:value-type="float" office:value="0.75596809387207" calcext:value-type="float">
            <text:p>0.75596809387207</text:p>
          </table:table-cell>
          <table:table-cell office:value-type="float" office:value="3.03794598579407" calcext:value-type="float">
            <text:p>3.03794598579407</text:p>
          </table:table-cell>
          <table:table-cell office:value-type="float" office:value="8.86530208587647" calcext:value-type="float">
            <text:p>8.86530208587647</text:p>
          </table:table-cell>
          <table:table-cell office:value-type="float" office:value="10.5428378582001" calcext:value-type="float">
            <text:p>10.5428378582001</text:p>
          </table:table-cell>
          <table:table-cell office:value-type="float" office:value="72.5501601696014" calcext:value-type="float">
            <text:p>72.5501601696014</text:p>
          </table:table-cell>
          <table:table-cell office:value-type="float" office:value="118.796452999115" calcext:value-type="float">
            <text:p>118.796452999115</text:p>
          </table:table-cell>
          <table:table-cell/>
        </table:table-row>
        <table:table-row table:style-name="ro1">
          <table:table-cell office:value-type="float" office:value="0.752766847610474" calcext:value-type="float">
            <text:p>0.752766847610474</text:p>
          </table:table-cell>
          <table:table-cell office:value-type="float" office:value="3.04088997840881" calcext:value-type="float">
            <text:p>3.04088997840881</text:p>
          </table:table-cell>
          <table:table-cell office:value-type="float" office:value="8.87097096443176" calcext:value-type="float">
            <text:p>8.87097096443176</text:p>
          </table:table-cell>
          <table:table-cell office:value-type="float" office:value="10.3945279121399" calcext:value-type="float">
            <text:p>10.3945279121399</text:p>
          </table:table-cell>
          <table:table-cell office:value-type="float" office:value="72.14684009552" calcext:value-type="float">
            <text:p>72.14684009552</text:p>
          </table:table-cell>
          <table:table-cell office:value-type="float" office:value="117.894000053406" calcext:value-type="float">
            <text:p>117.894000053406</text:p>
          </table:table-cell>
          <table:table-cell/>
        </table:table-row>
        <table:table-row table:style-name="ro1">
          <table:table-cell office:value-type="float" office:value="0.751384019851685" calcext:value-type="float">
            <text:p>0.751384019851685</text:p>
          </table:table-cell>
          <table:table-cell office:value-type="float" office:value="3.03549289703369" calcext:value-type="float">
            <text:p>3.03549289703369</text:p>
          </table:table-cell>
          <table:table-cell office:value-type="float" office:value="8.90334510803223" calcext:value-type="float">
            <text:p>8.90334510803223</text:p>
          </table:table-cell>
          <table:table-cell office:value-type="float" office:value="10.355015039444" calcext:value-type="float">
            <text:p>10.355015039444</text:p>
          </table:table-cell>
          <table:table-cell office:value-type="float" office:value="71.672397851944" calcext:value-type="float">
            <text:p>71.672397851944</text:p>
          </table:table-cell>
          <table:table-cell office:value-type="float" office:value="117.979635000229" calcext:value-type="float">
            <text:p>117.979635000229</text:p>
          </table:table-cell>
          <table:table-cell/>
        </table:table-row>
        <table:table-row table:style-name="ro1">
          <table:table-cell office:value-type="float" office:value="0.751967906951904" calcext:value-type="float">
            <text:p>0.751967906951904</text:p>
          </table:table-cell>
          <table:table-cell office:value-type="float" office:value="3.02792000770569" calcext:value-type="float">
            <text:p>3.02792000770569</text:p>
          </table:table-cell>
          <table:table-cell office:value-type="float" office:value="8.88515496253967" calcext:value-type="float">
            <text:p>8.88515496253967</text:p>
          </table:table-cell>
          <table:table-cell office:value-type="float" office:value="10.3612658977509" calcext:value-type="float">
            <text:p>10.3612658977509</text:p>
          </table:table-cell>
          <table:table-cell office:value-type="float" office:value="71.1540670394898" calcext:value-type="float">
            <text:p>71.1540670394898</text:p>
          </table:table-cell>
          <table:table-cell office:value-type="float" office:value="117.318505048752" calcext:value-type="float">
            <text:p>117.318505048752</text:p>
          </table:table-cell>
          <table:table-cell/>
        </table:table-row>
        <table:table-row table:style-name="ro1">
          <table:table-cell office:value-type="float" office:value="0.742911100387573" calcext:value-type="float">
            <text:p>0.742911100387573</text:p>
          </table:table-cell>
          <table:table-cell office:value-type="float" office:value="3.06423401832581" calcext:value-type="float">
            <text:p>3.06423401832581</text:p>
          </table:table-cell>
          <table:table-cell office:value-type="float" office:value="8.89048480987549" calcext:value-type="float">
            <text:p>8.89048480987549</text:p>
          </table:table-cell>
          <table:table-cell office:value-type="float" office:value="10.4409902095795" calcext:value-type="float">
            <text:p>10.4409902095795</text:p>
          </table:table-cell>
          <table:table-cell office:value-type="float" office:value="70.6437458992004" calcext:value-type="float">
            <text:p>70.6437458992004</text:p>
          </table:table-cell>
          <table:table-cell office:value-type="float" office:value="117.509854793549" calcext:value-type="float">
            <text:p>117.509854793549</text:p>
          </table:table-cell>
          <table:table-cell/>
        </table:table-row>
        <table:table-row table:style-name="ro1">
          <table:table-cell office:value-type="float" office:value="0.742004156112671" calcext:value-type="float">
            <text:p>0.742004156112671</text:p>
          </table:table-cell>
          <table:table-cell office:value-type="float" office:value="3.03648591041565" calcext:value-type="float">
            <text:p>3.03648591041565</text:p>
          </table:table-cell>
          <table:table-cell office:value-type="float" office:value="8.884920835495" calcext:value-type="float">
            <text:p>8.884920835495</text:p>
          </table:table-cell>
          <table:table-cell office:value-type="float" office:value="10.4533979892731" calcext:value-type="float">
            <text:p>10.4533979892731</text:p>
          </table:table-cell>
          <table:table-cell office:value-type="float" office:value="71.106406211853" calcext:value-type="float">
            <text:p>71.106406211853</text:p>
          </table:table-cell>
          <table:table-cell office:value-type="float" office:value="116.843745946884" calcext:value-type="float">
            <text:p>116.843745946884</text:p>
          </table:table-cell>
          <table:table-cell/>
        </table:table-row>
        <table:table-row table:style-name="ro1">
          <table:table-cell office:value-type="float" office:value="0.743121862411499" calcext:value-type="float">
            <text:p>0.743121862411499</text:p>
          </table:table-cell>
          <table:table-cell office:value-type="float" office:value="3.00783681869507" calcext:value-type="float">
            <text:p>3.00783681869507</text:p>
          </table:table-cell>
          <table:table-cell office:value-type="float" office:value="8.92489290237427" calcext:value-type="float">
            <text:p>8.92489290237427</text:p>
          </table:table-cell>
          <table:table-cell office:value-type="float" office:value="10.3649969100952" calcext:value-type="float">
            <text:p>10.3649969100952</text:p>
          </table:table-cell>
          <table:table-cell office:value-type="float" office:value="70.6964180469513" calcext:value-type="float">
            <text:p>70.6964180469513</text:p>
          </table:table-cell>
          <table:table-cell office:value-type="float" office:value="117.096835851669" calcext:value-type="float">
            <text:p>117.096835851669</text:p>
          </table:table-cell>
          <table:table-cell/>
        </table:table-row>
        <table:table-row table:style-name="ro1">
          <table:table-cell office:value-type="float" office:value="0.748350858688354" calcext:value-type="float">
            <text:p>0.748350858688354</text:p>
          </table:table-cell>
          <table:table-cell office:value-type="float" office:value="3.10176706314087" calcext:value-type="float">
            <text:p>3.10176706314087</text:p>
          </table:table-cell>
          <table:table-cell office:value-type="float" office:value="8.87598299980164" calcext:value-type="float">
            <text:p>8.87598299980164</text:p>
          </table:table-cell>
          <table:table-cell office:value-type="float" office:value="10.3758521080017" calcext:value-type="float">
            <text:p>10.3758521080017</text:p>
          </table:table-cell>
          <table:table-cell office:value-type="float" office:value="70.1228070259094" calcext:value-type="float">
            <text:p>70.1228070259094</text:p>
          </table:table-cell>
          <table:table-cell office:value-type="float" office:value="119.074751853943" calcext:value-type="float">
            <text:p>119.074751853943</text:p>
          </table:table-cell>
          <table:table-cell/>
        </table:table-row>
        <table:table-row table:style-name="ro1">
          <table:table-cell office:value-type="float" office:value="0.742793083190918" calcext:value-type="float">
            <text:p>0.742793083190918</text:p>
          </table:table-cell>
          <table:table-cell office:value-type="float" office:value="3.06737494468689" calcext:value-type="float">
            <text:p>3.06737494468689</text:p>
          </table:table-cell>
          <table:table-cell office:value-type="float" office:value="8.91938400268555" calcext:value-type="float">
            <text:p>8.91938400268555</text:p>
          </table:table-cell>
          <table:table-cell office:value-type="float" office:value="10.4367399215698" calcext:value-type="float">
            <text:p>10.4367399215698</text:p>
          </table:table-cell>
          <table:table-cell office:value-type="float" office:value="68.771516084671" calcext:value-type="float">
            <text:p>68.771516084671</text:p>
          </table:table-cell>
          <table:table-cell office:value-type="float" office:value="119.00434088707" calcext:value-type="float">
            <text:p>119.00434088707</text:p>
          </table:table-cell>
          <table:table-cell/>
        </table:table-row>
        <table:table-row table:style-name="ro1">
          <table:table-cell office:value-type="float" office:value="0.752604007720947" calcext:value-type="float">
            <text:p>0.752604007720947</text:p>
          </table:table-cell>
          <table:table-cell office:value-type="float" office:value="3.07583618164062" calcext:value-type="float">
            <text:p>3.07583618164062</text:p>
          </table:table-cell>
          <table:table-cell office:value-type="float" office:value="8.89360189437866" calcext:value-type="float">
            <text:p>8.89360189437866</text:p>
          </table:table-cell>
          <table:table-cell office:value-type="float" office:value="10.3709280490875" calcext:value-type="float">
            <text:p>10.3709280490875</text:p>
          </table:table-cell>
          <table:table-cell office:value-type="float" office:value="67.8209929466248" calcext:value-type="float">
            <text:p>67.8209929466248</text:p>
          </table:table-cell>
          <table:table-cell office:value-type="float" office:value="118.841284990311" calcext:value-type="float">
            <text:p>118.841284990311</text:p>
          </table:table-cell>
          <table:table-cell/>
        </table:table-row>
        <table:table-row table:style-name="ro1">
          <table:table-cell office:value-type="float" office:value="0.764874935150146" calcext:value-type="float">
            <text:p>0.764874935150146</text:p>
          </table:table-cell>
          <table:table-cell office:value-type="float" office:value="3.01356697082519" calcext:value-type="float">
            <text:p>3.01356697082519</text:p>
          </table:table-cell>
          <table:table-cell office:value-type="float" office:value="8.88351607322693" calcext:value-type="float">
            <text:p>8.88351607322693</text:p>
          </table:table-cell>
          <table:table-cell office:value-type="float" office:value="10.3814539909363" calcext:value-type="float">
            <text:p>10.3814539909363</text:p>
          </table:table-cell>
          <table:table-cell office:value-type="float" office:value="67.5058469772339" calcext:value-type="float">
            <text:p>67.5058469772339</text:p>
          </table:table-cell>
          <table:table-cell table:number-columns-repeated="2"/>
        </table:table-row>
        <table:table-row table:style-name="ro1">
          <table:table-cell office:value-type="float" office:value="0.771153926849365" calcext:value-type="float">
            <text:p>0.771153926849365</text:p>
          </table:table-cell>
          <table:table-cell office:value-type="float" office:value="3.03616309165955" calcext:value-type="float">
            <text:p>3.03616309165955</text:p>
          </table:table-cell>
          <table:table-cell office:value-type="float" office:value="8.86319804191589" calcext:value-type="float">
            <text:p>8.86319804191589</text:p>
          </table:table-cell>
          <table:table-cell office:value-type="float" office:value="10.3376278877258" calcext:value-type="float">
            <text:p>10.3376278877258</text:p>
          </table:table-cell>
          <table:table-cell office:value-type="float" office:value="66.9728660583496" calcext:value-type="float">
            <text:p>66.9728660583496</text:p>
          </table:table-cell>
          <table:table-cell table:number-columns-repeated="2"/>
        </table:table-row>
        <table:table-row table:style-name="ro1">
          <table:table-cell office:value-type="float" office:value="0.738816022872925" calcext:value-type="float">
            <text:p>0.738816022872925</text:p>
          </table:table-cell>
          <table:table-cell office:value-type="float" office:value="3.1692578792572" calcext:value-type="float">
            <text:p>3.1692578792572</text:p>
          </table:table-cell>
          <table:table-cell office:value-type="float" office:value="8.89595198631287" calcext:value-type="float">
            <text:p>8.89595198631287</text:p>
          </table:table-cell>
          <table:table-cell office:value-type="float" office:value="10.4319899082184" calcext:value-type="float">
            <text:p>10.4319899082184</text:p>
          </table:table-cell>
          <table:table-cell office:value-type="float" office:value="67.630019903183" calcext:value-type="float">
            <text:p>67.630019903183</text:p>
          </table:table-cell>
          <table:table-cell table:number-columns-repeated="2"/>
        </table:table-row>
        <table:table-row table:style-name="ro1">
          <table:table-cell office:value-type="float" office:value="0.743892908096313" calcext:value-type="float">
            <text:p>0.743892908096313</text:p>
          </table:table-cell>
          <table:table-cell office:value-type="float" office:value="3.12103700637817" calcext:value-type="float">
            <text:p>3.12103700637817</text:p>
          </table:table-cell>
          <table:table-cell office:value-type="float" office:value="8.8699688911438" calcext:value-type="float">
            <text:p>8.8699688911438</text:p>
          </table:table-cell>
          <table:table-cell office:value-type="float" office:value="10.326672077179" calcext:value-type="float">
            <text:p>10.326672077179</text:p>
          </table:table-cell>
          <table:table-cell office:value-type="float" office:value="67.6509330272675" calcext:value-type="float">
            <text:p>67.6509330272675</text:p>
          </table:table-cell>
          <table:table-cell table:number-columns-repeated="2"/>
        </table:table-row>
        <table:table-row table:style-name="ro1">
          <table:table-cell office:value-type="float" office:value="0.735593795776367" calcext:value-type="float">
            <text:p>0.735593795776367</text:p>
          </table:table-cell>
          <table:table-cell office:value-type="float" office:value="3.03315997123718" calcext:value-type="float">
            <text:p>3.03315997123718</text:p>
          </table:table-cell>
          <table:table-cell office:value-type="float" office:value="8.88198280334473" calcext:value-type="float">
            <text:p>8.88198280334473</text:p>
          </table:table-cell>
          <table:table-cell office:value-type="float" office:value="10.3618688583374" calcext:value-type="float">
            <text:p>10.3618688583374</text:p>
          </table:table-cell>
          <table:table-cell office:value-type="float" office:value="68.2610878944397" calcext:value-type="float">
            <text:p>68.2610878944397</text:p>
          </table:table-cell>
          <table:table-cell table:number-columns-repeated="2"/>
        </table:table-row>
        <table:table-row table:style-name="ro1">
          <table:table-cell office:value-type="float" office:value="0.743452072143555" calcext:value-type="float">
            <text:p>0.743452072143555</text:p>
          </table:table-cell>
          <table:table-cell office:value-type="float" office:value="3.07006096839905" calcext:value-type="float">
            <text:p>3.07006096839905</text:p>
          </table:table-cell>
          <table:table-cell office:value-type="float" office:value="8.86434197425842" calcext:value-type="float">
            <text:p>8.86434197425842</text:p>
          </table:table-cell>
          <table:table-cell office:value-type="float" office:value="10.3923559188843" calcext:value-type="float">
            <text:p>10.3923559188843</text:p>
          </table:table-cell>
          <table:table-cell office:value-type="float" office:value="70.5747029781342" calcext:value-type="float">
            <text:p>70.5747029781342</text:p>
          </table:table-cell>
          <table:table-cell table:number-columns-repeated="2"/>
        </table:table-row>
        <table:table-row table:style-name="ro1">
          <table:table-cell office:value-type="float" office:value="0.736752033233643" calcext:value-type="float">
            <text:p>0.736752033233643</text:p>
          </table:table-cell>
          <table:table-cell office:value-type="float" office:value="3.04247093200684" calcext:value-type="float">
            <text:p>3.04247093200684</text:p>
          </table:table-cell>
          <table:table-cell office:value-type="float" office:value="8.88001179695129" calcext:value-type="float">
            <text:p>8.88001179695129</text:p>
          </table:table-cell>
          <table:table-cell office:value-type="float" office:value="10.4251329898834" calcext:value-type="float">
            <text:p>10.4251329898834</text:p>
          </table:table-cell>
          <table:table-cell office:value-type="float" office:value="65.6147611141205" calcext:value-type="float">
            <text:p>65.6147611141205</text:p>
          </table:table-cell>
          <table:table-cell table:number-columns-repeated="2"/>
        </table:table-row>
        <table:table-row table:style-name="ro1">
          <table:table-cell office:value-type="float" office:value="0.741019010543823" calcext:value-type="float">
            <text:p>0.741019010543823</text:p>
          </table:table-cell>
          <table:table-cell office:value-type="float" office:value="2.99350810050964" calcext:value-type="float">
            <text:p>2.99350810050964</text:p>
          </table:table-cell>
          <table:table-cell office:value-type="float" office:value="8.97788619995117" calcext:value-type="float">
            <text:p>8.97788619995117</text:p>
          </table:table-cell>
          <table:table-cell office:value-type="float" office:value="10.3244001865387" calcext:value-type="float">
            <text:p>10.3244001865387</text:p>
          </table:table-cell>
          <table:table-cell office:value-type="float" office:value="63.2736639976501" calcext:value-type="float">
            <text:p>63.2736639976501</text:p>
          </table:table-cell>
          <table:table-cell table:number-columns-repeated="2"/>
        </table:table-row>
        <table:table-row table:style-name="ro1">
          <table:table-cell office:value-type="float" office:value="0.749495983123779" calcext:value-type="float">
            <text:p>0.749495983123779</text:p>
          </table:table-cell>
          <table:table-cell office:value-type="float" office:value="3.00156211853027" calcext:value-type="float">
            <text:p>3.00156211853027</text:p>
          </table:table-cell>
          <table:table-cell office:value-type="float" office:value="9.4727201461792" calcext:value-type="float">
            <text:p>9.4727201461792</text:p>
          </table:table-cell>
          <table:table-cell office:value-type="float" office:value="10.3529529571533" calcext:value-type="float">
            <text:p>10.3529529571533</text:p>
          </table:table-cell>
          <table:table-cell office:value-type="float" office:value="61.9283699989319" calcext:value-type="float">
            <text:p>61.9283699989319</text:p>
          </table:table-cell>
          <table:table-cell table:number-columns-repeated="2"/>
        </table:table-row>
        <table:table-row table:style-name="ro1">
          <table:table-cell office:value-type="float" office:value="0.736683130264282" calcext:value-type="float">
            <text:p>0.736683130264282</text:p>
          </table:table-cell>
          <table:table-cell office:value-type="float" office:value="2.98489689826965" calcext:value-type="float">
            <text:p>2.98489689826965</text:p>
          </table:table-cell>
          <table:table-cell office:value-type="float" office:value="9.05149912834168" calcext:value-type="float">
            <text:p>9.05149912834168</text:p>
          </table:table-cell>
          <table:table-cell office:value-type="float" office:value="10.3907399177551" calcext:value-type="float">
            <text:p>10.3907399177551</text:p>
          </table:table-cell>
          <table:table-cell office:value-type="float" office:value="62.3893368244171" calcext:value-type="float">
            <text:p>62.3893368244171</text:p>
          </table:table-cell>
          <table:table-cell table:number-columns-repeated="2"/>
        </table:table-row>
        <table:table-row table:style-name="ro1">
          <table:table-cell office:value-type="float" office:value="0.741845846176147" calcext:value-type="float">
            <text:p>0.741845846176147</text:p>
          </table:table-cell>
          <table:table-cell office:value-type="float" office:value="3.04816198348999" calcext:value-type="float">
            <text:p>3.04816198348999</text:p>
          </table:table-cell>
          <table:table-cell office:value-type="float" office:value="9.22142004966736" calcext:value-type="float">
            <text:p>9.22142004966736</text:p>
          </table:table-cell>
          <table:table-cell office:value-type="float" office:value="10.3814389705658" calcext:value-type="float">
            <text:p>10.3814389705658</text:p>
          </table:table-cell>
          <table:table-cell office:value-type="float" office:value="61.4783179759979" calcext:value-type="float">
            <text:p>61.4783179759979</text:p>
          </table:table-cell>
          <table:table-cell table:number-columns-repeated="2"/>
        </table:table-row>
        <table:table-row table:style-name="ro1">
          <table:table-cell office:value-type="float" office:value="0.7380211353302" calcext:value-type="float">
            <text:p>0.7380211353302</text:p>
          </table:table-cell>
          <table:table-cell office:value-type="float" office:value="3.13449215888977" calcext:value-type="float">
            <text:p>3.13449215888977</text:p>
          </table:table-cell>
          <table:table-cell office:value-type="float" office:value="9.11503601074219" calcext:value-type="float">
            <text:p>9.11503601074219</text:p>
          </table:table-cell>
          <table:table-cell office:value-type="float" office:value="10.3254189491272" calcext:value-type="float">
            <text:p>10.3254189491272</text:p>
          </table:table-cell>
          <table:table-cell office:value-type="float" office:value="61.3777379989624" calcext:value-type="float">
            <text:p>61.3777379989624</text:p>
          </table:table-cell>
          <table:table-cell table:number-columns-repeated="2"/>
        </table:table-row>
        <table:table-row table:style-name="ro1">
          <table:table-cell office:value-type="float" office:value="0.760508060455322" calcext:value-type="float">
            <text:p>0.760508060455322</text:p>
          </table:table-cell>
          <table:table-cell office:value-type="float" office:value="3.05410814285278" calcext:value-type="float">
            <text:p>3.05410814285278</text:p>
          </table:table-cell>
          <table:table-cell office:value-type="float" office:value="9.32623410224915" calcext:value-type="float">
            <text:p>9.32623410224915</text:p>
          </table:table-cell>
          <table:table-cell office:value-type="float" office:value="10.4174590110779" calcext:value-type="float">
            <text:p>10.4174590110779</text:p>
          </table:table-cell>
          <table:table-cell office:value-type="float" office:value="61.535562992096" calcext:value-type="float">
            <text:p>61.535562992096</text:p>
          </table:table-cell>
          <table:table-cell table:number-columns-repeated="2"/>
        </table:table-row>
        <table:table-row table:style-name="ro1">
          <table:table-cell office:value-type="float" office:value="0.741055965423584" calcext:value-type="float">
            <text:p>0.741055965423584</text:p>
          </table:table-cell>
          <table:table-cell office:value-type="float" office:value="3.15832996368408" calcext:value-type="float">
            <text:p>3.15832996368408</text:p>
          </table:table-cell>
          <table:table-cell office:value-type="float" office:value="9.49984312057495" calcext:value-type="float">
            <text:p>9.49984312057495</text:p>
          </table:table-cell>
          <table:table-cell office:value-type="float" office:value="10.3853940963745" calcext:value-type="float">
            <text:p>10.3853940963745</text:p>
          </table:table-cell>
          <table:table-cell office:value-type="float" office:value="61.5968821048737" calcext:value-type="float">
            <text:p>61.5968821048737</text:p>
          </table:table-cell>
          <table:table-cell table:number-columns-repeated="2"/>
        </table:table-row>
        <table:table-row table:style-name="ro1">
          <table:table-cell office:value-type="float" office:value="0.77457594871521" calcext:value-type="float">
            <text:p>0.77457594871521</text:p>
          </table:table-cell>
          <table:table-cell office:value-type="float" office:value="3.1967921257019" calcext:value-type="float">
            <text:p>3.1967921257019</text:p>
          </table:table-cell>
          <table:table-cell office:value-type="float" office:value="9.2094190120697" calcext:value-type="float">
            <text:p>9.2094190120697</text:p>
          </table:table-cell>
          <table:table-cell office:value-type="float" office:value="10.345999956131" calcext:value-type="float">
            <text:p>10.345999956131</text:p>
          </table:table-cell>
          <table:table-cell office:value-type="float" office:value="61.9858260154724" calcext:value-type="float">
            <text:p>61.9858260154724</text:p>
          </table:table-cell>
          <table:table-cell table:number-columns-repeated="2"/>
        </table:table-row>
        <table:table-row table:style-name="ro1">
          <table:table-cell office:value-type="float" office:value="0.744275093078613" calcext:value-type="float">
            <text:p>0.744275093078613</text:p>
          </table:table-cell>
          <table:table-cell office:value-type="float" office:value="3.00804305076599" calcext:value-type="float">
            <text:p>3.00804305076599</text:p>
          </table:table-cell>
          <table:table-cell office:value-type="float" office:value="9.31313395500183" calcext:value-type="float">
            <text:p>9.31313395500183</text:p>
          </table:table-cell>
          <table:table-cell office:value-type="float" office:value="10.4411861896515" calcext:value-type="float">
            <text:p>10.4411861896515</text:p>
          </table:table-cell>
          <table:table-cell office:value-type="float" office:value="61.9706420898438" calcext:value-type="float">
            <text:p>61.9706420898438</text:p>
          </table:table-cell>
          <table:table-cell table:number-columns-repeated="2"/>
        </table:table-row>
        <table:table-row table:style-name="ro1">
          <table:table-cell office:value-type="float" office:value="0.760581016540527" calcext:value-type="float">
            <text:p>0.760581016540527</text:p>
          </table:table-cell>
          <table:table-cell office:value-type="float" office:value="2.97573900222778" calcext:value-type="float">
            <text:p>2.97573900222778</text:p>
          </table:table-cell>
          <table:table-cell office:value-type="float" office:value="9.3318178653717" calcext:value-type="float">
            <text:p>9.3318178653717</text:p>
          </table:table-cell>
          <table:table-cell office:value-type="float" office:value="10.3211879730225" calcext:value-type="float">
            <text:p>10.3211879730225</text:p>
          </table:table-cell>
          <table:table-cell office:value-type="float" office:value="61.813353061676" calcext:value-type="float">
            <text:p>61.813353061676</text:p>
          </table:table-cell>
          <table:table-cell table:number-columns-repeated="2"/>
        </table:table-row>
        <table:table-row table:style-name="ro1">
          <table:table-cell office:value-type="float" office:value="0.747159004211426" calcext:value-type="float">
            <text:p>0.747159004211426</text:p>
          </table:table-cell>
          <table:table-cell office:value-type="float" office:value="3.02770519256592" calcext:value-type="float">
            <text:p>3.02770519256592</text:p>
          </table:table-cell>
          <table:table-cell office:value-type="float" office:value="9.02484583854675" calcext:value-type="float">
            <text:p>9.02484583854675</text:p>
          </table:table-cell>
          <table:table-cell office:value-type="float" office:value="10.4005119800568" calcext:value-type="float">
            <text:p>10.4005119800568</text:p>
          </table:table-cell>
          <table:table-cell office:value-type="float" office:value="61.7763240337372" calcext:value-type="float">
            <text:p>61.7763240337372</text:p>
          </table:table-cell>
          <table:table-cell table:number-columns-repeated="2"/>
        </table:table-row>
        <table:table-row table:style-name="ro1">
          <table:table-cell office:value-type="float" office:value="0.760909795761108" calcext:value-type="float">
            <text:p>0.760909795761108</text:p>
          </table:table-cell>
          <table:table-cell office:value-type="float" office:value="3.19508004188538" calcext:value-type="float">
            <text:p>3.19508004188538</text:p>
          </table:table-cell>
          <table:table-cell office:value-type="float" office:value="9.03028893470764" calcext:value-type="float">
            <text:p>9.03028893470764</text:p>
          </table:table-cell>
          <table:table-cell office:value-type="float" office:value="10.3327469825745" calcext:value-type="float">
            <text:p>10.3327469825745</text:p>
          </table:table-cell>
          <table:table-cell office:value-type="float" office:value="61.7227330207825" calcext:value-type="float">
            <text:p>61.7227330207825</text:p>
          </table:table-cell>
          <table:table-cell table:number-columns-repeated="2"/>
        </table:table-row>
        <table:table-row table:style-name="ro1">
          <table:table-cell office:value-type="float" office:value="0.779923915863037" calcext:value-type="float">
            <text:p>0.779923915863037</text:p>
          </table:table-cell>
          <table:table-cell office:value-type="float" office:value="3.12413501739502" calcext:value-type="float">
            <text:p>3.12413501739502</text:p>
          </table:table-cell>
          <table:table-cell office:value-type="float" office:value="9.69391298294067" calcext:value-type="float">
            <text:p>9.69391298294067</text:p>
          </table:table-cell>
          <table:table-cell office:value-type="float" office:value="10.3893249034882" calcext:value-type="float">
            <text:p>10.3893249034882</text:p>
          </table:table-cell>
          <table:table-cell office:value-type="float" office:value="59.9378070831299" calcext:value-type="float">
            <text:p>59.9378070831299</text:p>
          </table:table-cell>
          <table:table-cell table:number-columns-repeated="2"/>
        </table:table-row>
        <table:table-row table:style-name="ro1">
          <table:table-cell office:value-type="float" office:value="0.819263935089111" calcext:value-type="float">
            <text:p>0.819263935089111</text:p>
          </table:table-cell>
          <table:table-cell office:value-type="float" office:value="3.1258590221405" calcext:value-type="float">
            <text:p>3.1258590221405</text:p>
          </table:table-cell>
          <table:table-cell office:value-type="float" office:value="9.40797400474548" calcext:value-type="float">
            <text:p>9.40797400474548</text:p>
          </table:table-cell>
          <table:table-cell office:value-type="float" office:value="10.387579202652" calcext:value-type="float">
            <text:p>10.387579202652</text:p>
          </table:table-cell>
          <table:table-cell office:value-type="float" office:value="59.6747810840607" calcext:value-type="float">
            <text:p>59.6747810840607</text:p>
          </table:table-cell>
          <table:table-cell table:number-columns-repeated="2"/>
        </table:table-row>
        <table:table-row table:style-name="ro1">
          <table:table-cell office:value-type="float" office:value="0.753222942352295" calcext:value-type="float">
            <text:p>0.753222942352295</text:p>
          </table:table-cell>
          <table:table-cell office:value-type="float" office:value="3.00371193885803" calcext:value-type="float">
            <text:p>3.00371193885803</text:p>
          </table:table-cell>
          <table:table-cell office:value-type="float" office:value="9.79912185668945" calcext:value-type="float">
            <text:p>9.79912185668945</text:p>
          </table:table-cell>
          <table:table-cell office:value-type="float" office:value="10.3446478843689" calcext:value-type="float">
            <text:p>10.3446478843689</text:p>
          </table:table-cell>
          <table:table-cell office:value-type="float" office:value="59.0481641292572" calcext:value-type="float">
            <text:p>59.0481641292572</text:p>
          </table:table-cell>
          <table:table-cell table:number-columns-repeated="2"/>
        </table:table-row>
        <table:table-row table:style-name="ro1">
          <table:table-cell office:value-type="float" office:value="0.749045133590698" calcext:value-type="float">
            <text:p>0.749045133590698</text:p>
          </table:table-cell>
          <table:table-cell office:value-type="float" office:value="3.10361981391907" calcext:value-type="float">
            <text:p>3.10361981391907</text:p>
          </table:table-cell>
          <table:table-cell office:value-type="float" office:value="9.40856409072876" calcext:value-type="float">
            <text:p>9.40856409072876</text:p>
          </table:table-cell>
          <table:table-cell office:value-type="float" office:value="10.3931760787964" calcext:value-type="float">
            <text:p>10.3931760787964</text:p>
          </table:table-cell>
          <table:table-cell office:value-type="float" office:value="59.0593810081482" calcext:value-type="float">
            <text:p>59.0593810081482</text:p>
          </table:table-cell>
          <table:table-cell table:number-columns-repeated="2"/>
        </table:table-row>
        <table:table-row table:style-name="ro1">
          <table:table-cell office:value-type="float" office:value="0.745604991912842" calcext:value-type="float">
            <text:p>0.745604991912842</text:p>
          </table:table-cell>
          <table:table-cell office:value-type="float" office:value="3.06784105300903" calcext:value-type="float">
            <text:p>3.06784105300903</text:p>
          </table:table-cell>
          <table:table-cell office:value-type="float" office:value="9.61900806427002" calcext:value-type="float">
            <text:p>9.61900806427002</text:p>
          </table:table-cell>
          <table:table-cell office:value-type="float" office:value="10.3396680355072" calcext:value-type="float">
            <text:p>10.3396680355072</text:p>
          </table:table-cell>
          <table:table-cell office:value-type="float" office:value="58.9168548583984" calcext:value-type="float">
            <text:p>58.9168548583984</text:p>
          </table:table-cell>
          <table:table-cell table:number-columns-repeated="2"/>
        </table:table-row>
        <table:table-row table:style-name="ro1">
          <table:table-cell office:value-type="float" office:value="0.762509107589722" calcext:value-type="float">
            <text:p>0.762509107589722</text:p>
          </table:table-cell>
          <table:table-cell office:value-type="float" office:value="3.12826085090637" calcext:value-type="float">
            <text:p>3.12826085090637</text:p>
          </table:table-cell>
          <table:table-cell office:value-type="float" office:value="9.24574398994446" calcext:value-type="float">
            <text:p>9.24574398994446</text:p>
          </table:table-cell>
          <table:table-cell office:value-type="float" office:value="10.4016411304474" calcext:value-type="float">
            <text:p>10.4016411304474</text:p>
          </table:table-cell>
          <table:table-cell office:value-type="float" office:value="59.133260011673" calcext:value-type="float">
            <text:p>59.133260011673</text:p>
          </table:table-cell>
          <table:table-cell table:number-columns-repeated="2"/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ube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ires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ature</text:p>
          </table:table-cell>
        </table:table-row>
        <table:table-row table:style-name="ro1">
          <table:table-cell office:value-type="float" office:value="0.653736114501953" calcext:value-type="float">
            <text:p>0.653736114501953</text:p>
          </table:table-cell>
          <table:table-cell office:value-type="float" office:value="4.60471701622009" calcext:value-type="float">
            <text:p>4.60471701622009</text:p>
          </table:table-cell>
          <table:table-cell office:value-type="float" office:value="17.1204500198364" calcext:value-type="float">
            <text:p>17.1204500198364</text:p>
          </table:table-cell>
          <table:table-cell office:value-type="float" office:value="20.3116090297699" calcext:value-type="float">
            <text:p>20.3116090297699</text:p>
          </table:table-cell>
          <table:table-cell office:value-type="float" office:value="121.429530143738" calcext:value-type="float">
            <text:p>121.429530143738</text:p>
          </table:table-cell>
          <table:table-cell office:value-type="float" office:value="249.687018156052" calcext:value-type="float">
            <text:p>249.687018156052</text:p>
          </table:table-cell>
          <table:table-cell/>
        </table:table-row>
        <table:table-row table:style-name="ro1">
          <table:table-cell office:value-type="float" office:value="0.6563401222229" calcext:value-type="float">
            <text:p>0.6563401222229</text:p>
          </table:table-cell>
          <table:table-cell office:value-type="float" office:value="4.59811401367188" calcext:value-type="float">
            <text:p>4.59811401367188</text:p>
          </table:table-cell>
          <table:table-cell office:value-type="float" office:value="17.1019470691681" calcext:value-type="float">
            <text:p>17.1019470691681</text:p>
          </table:table-cell>
          <table:table-cell office:value-type="float" office:value="20.3176910877228" calcext:value-type="float">
            <text:p>20.3176910877228</text:p>
          </table:table-cell>
          <table:table-cell office:value-type="float" office:value="121.291616201401" calcext:value-type="float">
            <text:p>121.291616201401</text:p>
          </table:table-cell>
          <table:table-cell office:value-type="float" office:value="250.903357028961" calcext:value-type="float">
            <text:p>250.903357028961</text:p>
          </table:table-cell>
          <table:table-cell/>
        </table:table-row>
        <table:table-row table:style-name="ro1">
          <table:table-cell office:value-type="float" office:value="0.653160095214844" calcext:value-type="float">
            <text:p>0.653160095214844</text:p>
          </table:table-cell>
          <table:table-cell office:value-type="float" office:value="4.59406399726868" calcext:value-type="float">
            <text:p>4.59406399726868</text:p>
          </table:table-cell>
          <table:table-cell office:value-type="float" office:value="17.1109600067139" calcext:value-type="float">
            <text:p>17.1109600067139</text:p>
          </table:table-cell>
          <table:table-cell office:value-type="float" office:value="20.3289201259613" calcext:value-type="float">
            <text:p>20.3289201259613</text:p>
          </table:table-cell>
          <table:table-cell office:value-type="float" office:value="121.335517168045" calcext:value-type="float">
            <text:p>121.335517168045</text:p>
          </table:table-cell>
          <table:table-cell office:value-type="float" office:value="251.034079790115" calcext:value-type="float">
            <text:p>251.034079790115</text:p>
          </table:table-cell>
          <table:table-cell/>
        </table:table-row>
        <table:table-row table:style-name="ro1">
          <table:table-cell office:value-type="float" office:value="0.653014898300171" calcext:value-type="float">
            <text:p>0.653014898300171</text:p>
          </table:table-cell>
          <table:table-cell office:value-type="float" office:value="4.59589910507202" calcext:value-type="float">
            <text:p>4.59589910507202</text:p>
          </table:table-cell>
          <table:table-cell office:value-type="float" office:value="17.1028101444244" calcext:value-type="float">
            <text:p>17.1028101444244</text:p>
          </table:table-cell>
          <table:table-cell office:value-type="float" office:value="20.2934381961823" calcext:value-type="float">
            <text:p>20.2934381961823</text:p>
          </table:table-cell>
          <table:table-cell office:value-type="float" office:value="121.28165602684" calcext:value-type="float">
            <text:p>121.28165602684</text:p>
          </table:table-cell>
          <table:table-cell office:value-type="float" office:value="249.688601016998" calcext:value-type="float">
            <text:p>249.688601016998</text:p>
          </table:table-cell>
          <table:table-cell/>
        </table:table-row>
        <table:table-row table:style-name="ro1">
          <table:table-cell office:value-type="float" office:value="0.656996965408325" calcext:value-type="float">
            <text:p>0.656996965408325</text:p>
          </table:table-cell>
          <table:table-cell office:value-type="float" office:value="4.59751009941101" calcext:value-type="float">
            <text:p>4.59751009941101</text:p>
          </table:table-cell>
          <table:table-cell office:value-type="float" office:value="17.0925679206848" calcext:value-type="float">
            <text:p>17.0925679206848</text:p>
          </table:table-cell>
          <table:table-cell office:value-type="float" office:value="20.3396320343018" calcext:value-type="float">
            <text:p>20.3396320343018</text:p>
          </table:table-cell>
          <table:table-cell office:value-type="float" office:value="121.270172834396" calcext:value-type="float">
            <text:p>121.270172834396</text:p>
          </table:table-cell>
          <table:table-cell office:value-type="float" office:value="249.580044984818" calcext:value-type="float">
            <text:p>249.580044984818</text:p>
          </table:table-cell>
          <table:table-cell/>
        </table:table-row>
        <table:table-row table:style-name="ro1">
          <table:table-cell office:value-type="float" office:value="0.654411792755127" calcext:value-type="float">
            <text:p>0.654411792755127</text:p>
          </table:table-cell>
          <table:table-cell office:value-type="float" office:value="4.59974503517151" calcext:value-type="float">
            <text:p>4.59974503517151</text:p>
          </table:table-cell>
          <table:table-cell office:value-type="float" office:value="17.1009800434113" calcext:value-type="float">
            <text:p>17.1009800434113</text:p>
          </table:table-cell>
          <table:table-cell office:value-type="float" office:value="20.4772708415985" calcext:value-type="float">
            <text:p>20.4772708415985</text:p>
          </table:table-cell>
          <table:table-cell office:value-type="float" office:value="121.24294090271" calcext:value-type="float">
            <text:p>121.24294090271</text:p>
          </table:table-cell>
          <table:table-cell office:value-type="float" office:value="249.058123111725" calcext:value-type="float">
            <text:p>249.058123111725</text:p>
          </table:table-cell>
          <table:table-cell/>
        </table:table-row>
        <table:table-row table:style-name="ro1">
          <table:table-cell office:value-type="float" office:value="0.658610105514526" calcext:value-type="float">
            <text:p>0.658610105514526</text:p>
          </table:table-cell>
          <table:table-cell office:value-type="float" office:value="4.59762597084045" calcext:value-type="float">
            <text:p>4.59762597084045</text:p>
          </table:table-cell>
          <table:table-cell office:value-type="float" office:value="17.0985150337219" calcext:value-type="float">
            <text:p>17.0985150337219</text:p>
          </table:table-cell>
          <table:table-cell office:value-type="float" office:value="20.4344379901886" calcext:value-type="float">
            <text:p>20.4344379901886</text:p>
          </table:table-cell>
          <table:table-cell office:value-type="float" office:value="121.258538007736" calcext:value-type="float">
            <text:p>121.258538007736</text:p>
          </table:table-cell>
          <table:table-cell office:value-type="float" office:value="249.071234941483" calcext:value-type="float">
            <text:p>249.071234941483</text:p>
          </table:table-cell>
          <table:table-cell/>
        </table:table-row>
        <table:table-row table:style-name="ro1">
          <table:table-cell office:value-type="float" office:value="0.654061079025269" calcext:value-type="float">
            <text:p>0.654061079025269</text:p>
          </table:table-cell>
          <table:table-cell office:value-type="float" office:value="4.61471319198608" calcext:value-type="float">
            <text:p>4.61471319198608</text:p>
          </table:table-cell>
          <table:table-cell office:value-type="float" office:value="17.1032280921936" calcext:value-type="float">
            <text:p>17.1032280921936</text:p>
          </table:table-cell>
          <table:table-cell office:value-type="float" office:value="20.4627151489258" calcext:value-type="float">
            <text:p>20.4627151489258</text:p>
          </table:table-cell>
          <table:table-cell office:value-type="float" office:value="121.273985862732" calcext:value-type="float">
            <text:p>121.273985862732</text:p>
          </table:table-cell>
          <table:table-cell office:value-type="float" office:value="248.728435993195" calcext:value-type="float">
            <text:p>248.728435993195</text:p>
          </table:table-cell>
          <table:table-cell/>
        </table:table-row>
        <table:table-row table:style-name="ro1">
          <table:table-cell office:value-type="float" office:value="0.665952920913696" calcext:value-type="float">
            <text:p>0.665952920913696</text:p>
          </table:table-cell>
          <table:table-cell office:value-type="float" office:value="4.60906291007996" calcext:value-type="float">
            <text:p>4.60906291007996</text:p>
          </table:table-cell>
          <table:table-cell office:value-type="float" office:value="17.1046838760376" calcext:value-type="float">
            <text:p>17.1046838760376</text:p>
          </table:table-cell>
          <table:table-cell office:value-type="float" office:value="20.299204826355" calcext:value-type="float">
            <text:p>20.299204826355</text:p>
          </table:table-cell>
          <table:table-cell office:value-type="float" office:value="122.672418832779" calcext:value-type="float">
            <text:p>122.672418832779</text:p>
          </table:table-cell>
          <table:table-cell office:value-type="float" office:value="248.743733882904" calcext:value-type="float">
            <text:p>248.743733882904</text:p>
          </table:table-cell>
          <table:table-cell/>
        </table:table-row>
        <table:table-row table:style-name="ro1">
          <table:table-cell office:value-type="float" office:value="0.65398907661438" calcext:value-type="float">
            <text:p>0.65398907661438</text:p>
          </table:table-cell>
          <table:table-cell office:value-type="float" office:value="4.61759686470032" calcext:value-type="float">
            <text:p>4.61759686470032</text:p>
          </table:table-cell>
          <table:table-cell office:value-type="float" office:value="17.133150100708" calcext:value-type="float">
            <text:p>17.133150100708</text:p>
          </table:table-cell>
          <table:table-cell office:value-type="float" office:value="20.2947428226471" calcext:value-type="float">
            <text:p>20.2947428226471</text:p>
          </table:table-cell>
          <table:table-cell office:value-type="float" office:value="123.650326013565" calcext:value-type="float">
            <text:p>123.650326013565</text:p>
          </table:table-cell>
          <table:table-cell office:value-type="float" office:value="247.962555170059" calcext:value-type="float">
            <text:p>247.962555170059</text:p>
          </table:table-cell>
          <table:table-cell/>
        </table:table-row>
        <table:table-row table:style-name="ro1">
          <table:table-cell office:value-type="float" office:value="0.663841009140015" calcext:value-type="float">
            <text:p>0.663841009140015</text:p>
          </table:table-cell>
          <table:table-cell office:value-type="float" office:value="4.6023759841919" calcext:value-type="float">
            <text:p>4.6023759841919</text:p>
          </table:table-cell>
          <table:table-cell office:value-type="float" office:value="17.1171908378601" calcext:value-type="float">
            <text:p>17.1171908378601</text:p>
          </table:table-cell>
          <table:table-cell office:value-type="float" office:value="20.3145220279694" calcext:value-type="float">
            <text:p>20.3145220279694</text:p>
          </table:table-cell>
          <table:table-cell office:value-type="float" office:value="124.189409971237" calcext:value-type="float">
            <text:p>124.189409971237</text:p>
          </table:table-cell>
          <table:table-cell table:number-columns-repeated="2"/>
        </table:table-row>
        <table:table-row table:style-name="ro1">
          <table:table-cell office:value-type="float" office:value="0.656194925308228" calcext:value-type="float">
            <text:p>0.656194925308228</text:p>
          </table:table-cell>
          <table:table-cell office:value-type="float" office:value="4.59848785400391" calcext:value-type="float">
            <text:p>4.59848785400391</text:p>
          </table:table-cell>
          <table:table-cell office:value-type="float" office:value="17.1070840358734" calcext:value-type="float">
            <text:p>17.1070840358734</text:p>
          </table:table-cell>
          <table:table-cell office:value-type="float" office:value="20.2942678928375" calcext:value-type="float">
            <text:p>20.2942678928375</text:p>
          </table:table-cell>
          <table:table-cell office:value-type="float" office:value="124.838466882706" calcext:value-type="float">
            <text:p>124.838466882706</text:p>
          </table:table-cell>
          <table:table-cell table:number-columns-repeated="2"/>
        </table:table-row>
        <table:table-row table:style-name="ro1">
          <table:table-cell office:value-type="float" office:value="0.653927087783813" calcext:value-type="float">
            <text:p>0.653927087783813</text:p>
          </table:table-cell>
          <table:table-cell office:value-type="float" office:value="4.59603595733643" calcext:value-type="float">
            <text:p>4.59603595733643</text:p>
          </table:table-cell>
          <table:table-cell office:value-type="float" office:value="17.1057319641113" calcext:value-type="float">
            <text:p>17.1057319641113</text:p>
          </table:table-cell>
          <table:table-cell office:value-type="float" office:value="20.2895679473877" calcext:value-type="float">
            <text:p>20.2895679473877</text:p>
          </table:table-cell>
          <table:table-cell office:value-type="float" office:value="124.80267906189" calcext:value-type="float">
            <text:p>124.80267906189</text:p>
          </table:table-cell>
          <table:table-cell table:number-columns-repeated="2"/>
        </table:table-row>
        <table:table-row table:style-name="ro1">
          <table:table-cell office:value-type="float" office:value="0.653800964355469" calcext:value-type="float">
            <text:p>0.653800964355469</text:p>
          </table:table-cell>
          <table:table-cell office:value-type="float" office:value="4.59714412689209" calcext:value-type="float">
            <text:p>4.59714412689209</text:p>
          </table:table-cell>
          <table:table-cell office:value-type="float" office:value="17.1674962043762" calcext:value-type="float">
            <text:p>17.1674962043762</text:p>
          </table:table-cell>
          <table:table-cell office:value-type="float" office:value="20.3058609962463" calcext:value-type="float">
            <text:p>20.3058609962463</text:p>
          </table:table-cell>
          <table:table-cell office:value-type="float" office:value="124.283407926559" calcext:value-type="float">
            <text:p>124.283407926559</text:p>
          </table:table-cell>
          <table:table-cell table:number-columns-repeated="2"/>
        </table:table-row>
        <table:table-row table:style-name="ro1">
          <table:table-cell office:value-type="float" office:value="0.653686046600342" calcext:value-type="float">
            <text:p>0.653686046600342</text:p>
          </table:table-cell>
          <table:table-cell office:value-type="float" office:value="4.59354400634766" calcext:value-type="float">
            <text:p>4.59354400634766</text:p>
          </table:table-cell>
          <table:table-cell office:value-type="float" office:value="17.1371631622314" calcext:value-type="float">
            <text:p>17.1371631622314</text:p>
          </table:table-cell>
          <table:table-cell office:value-type="float" office:value="20.2883598804474" calcext:value-type="float">
            <text:p>20.2883598804474</text:p>
          </table:table-cell>
          <table:table-cell office:value-type="float" office:value="124.564207077026" calcext:value-type="float">
            <text:p>124.564207077026</text:p>
          </table:table-cell>
          <table:table-cell table:number-columns-repeated="2"/>
        </table:table-row>
        <table:table-row table:style-name="ro1">
          <table:table-cell office:value-type="float" office:value="0.656378984451294" calcext:value-type="float">
            <text:p>0.656378984451294</text:p>
          </table:table-cell>
          <table:table-cell office:value-type="float" office:value="4.59162092208862" calcext:value-type="float">
            <text:p>4.59162092208862</text:p>
          </table:table-cell>
          <table:table-cell office:value-type="float" office:value="17.169576883316" calcext:value-type="float">
            <text:p>17.169576883316</text:p>
          </table:table-cell>
          <table:table-cell office:value-type="float" office:value="20.2880411148071" calcext:value-type="float">
            <text:p>20.2880411148071</text:p>
          </table:table-cell>
          <table:table-cell office:value-type="float" office:value="124.867639064789" calcext:value-type="float">
            <text:p>124.867639064789</text:p>
          </table:table-cell>
          <table:table-cell table:number-columns-repeated="2"/>
        </table:table-row>
        <table:table-row table:style-name="ro1">
          <table:table-cell office:value-type="float" office:value="0.653519153594971" calcext:value-type="float">
            <text:p>0.653519153594971</text:p>
          </table:table-cell>
          <table:table-cell office:value-type="float" office:value="4.59100317955017" calcext:value-type="float">
            <text:p>4.59100317955017</text:p>
          </table:table-cell>
          <table:table-cell office:value-type="float" office:value="17.1566541194916" calcext:value-type="float">
            <text:p>17.1566541194916</text:p>
          </table:table-cell>
          <table:table-cell office:value-type="float" office:value="20.2945458889008" calcext:value-type="float">
            <text:p>20.2945458889008</text:p>
          </table:table-cell>
          <table:table-cell office:value-type="float" office:value="125.755694150925" calcext:value-type="float">
            <text:p>125.755694150925</text:p>
          </table:table-cell>
          <table:table-cell table:number-columns-repeated="2"/>
        </table:table-row>
        <table:table-row table:style-name="ro1">
          <table:table-cell office:value-type="float" office:value="0.653475046157837" calcext:value-type="float">
            <text:p>0.653475046157837</text:p>
          </table:table-cell>
          <table:table-cell office:value-type="float" office:value="4.59149694442749" calcext:value-type="float">
            <text:p>4.59149694442749</text:p>
          </table:table-cell>
          <table:table-cell office:value-type="float" office:value="17.1545310020447" calcext:value-type="float">
            <text:p>17.1545310020447</text:p>
          </table:table-cell>
          <table:table-cell office:value-type="float" office:value="20.3122539520264" calcext:value-type="float">
            <text:p>20.3122539520264</text:p>
          </table:table-cell>
          <table:table-cell office:value-type="float" office:value="125.500962018967" calcext:value-type="float">
            <text:p>125.500962018967</text:p>
          </table:table-cell>
          <table:table-cell table:number-columns-repeated="2"/>
        </table:table-row>
        <table:table-row table:style-name="ro1">
          <table:table-cell office:value-type="float" office:value="0.653438091278076" calcext:value-type="float">
            <text:p>0.653438091278076</text:p>
          </table:table-cell>
          <table:table-cell office:value-type="float" office:value="4.58928990364075" calcext:value-type="float">
            <text:p>4.58928990364075</text:p>
          </table:table-cell>
          <table:table-cell office:value-type="float" office:value="17.1596870422363" calcext:value-type="float">
            <text:p>17.1596870422363</text:p>
          </table:table-cell>
          <table:table-cell office:value-type="float" office:value="20.3032610416412" calcext:value-type="float">
            <text:p>20.3032610416412</text:p>
          </table:table-cell>
          <table:table-cell office:value-type="float" office:value="124.181739091873" calcext:value-type="float">
            <text:p>124.181739091873</text:p>
          </table:table-cell>
          <table:table-cell table:number-columns-repeated="2"/>
        </table:table-row>
        <table:table-row table:style-name="ro1">
          <table:table-cell office:value-type="float" office:value="0.653414011001587" calcext:value-type="float">
            <text:p>0.653414011001587</text:p>
          </table:table-cell>
          <table:table-cell office:value-type="float" office:value="4.59156703948975" calcext:value-type="float">
            <text:p>4.59156703948975</text:p>
          </table:table-cell>
          <table:table-cell office:value-type="float" office:value="17.1305561065674" calcext:value-type="float">
            <text:p>17.1305561065674</text:p>
          </table:table-cell>
          <table:table-cell office:value-type="float" office:value="20.2968101501465" calcext:value-type="float">
            <text:p>20.2968101501465</text:p>
          </table:table-cell>
          <table:table-cell office:value-type="float" office:value="124.041041851044" calcext:value-type="float">
            <text:p>124.041041851044</text:p>
          </table:table-cell>
          <table:table-cell table:number-columns-repeated="2"/>
        </table:table-row>
        <table:table-row table:style-name="ro1">
          <table:table-cell office:value-type="float" office:value="0.653172969818115" calcext:value-type="float">
            <text:p>0.653172969818115</text:p>
          </table:table-cell>
          <table:table-cell office:value-type="float" office:value="4.59039402008057" calcext:value-type="float">
            <text:p>4.59039402008057</text:p>
          </table:table-cell>
          <table:table-cell office:value-type="float" office:value="17.1186130046844" calcext:value-type="float">
            <text:p>17.1186130046844</text:p>
          </table:table-cell>
          <table:table-cell office:value-type="float" office:value="20.2898919582367" calcext:value-type="float">
            <text:p>20.2898919582367</text:p>
          </table:table-cell>
          <table:table-cell office:value-type="float" office:value="123.607882022858" calcext:value-type="float">
            <text:p>123.607882022858</text:p>
          </table:table-cell>
          <table:table-cell table:number-columns-repeated="2"/>
        </table:table-row>
        <table:table-row table:style-name="ro1">
          <table:table-cell office:value-type="float" office:value="0.656847953796387" calcext:value-type="float">
            <text:p>0.656847953796387</text:p>
          </table:table-cell>
          <table:table-cell office:value-type="float" office:value="4.5872049331665" calcext:value-type="float">
            <text:p>4.5872049331665</text:p>
          </table:table-cell>
          <table:table-cell office:value-type="float" office:value="17.1031339168549" calcext:value-type="float">
            <text:p>17.1031339168549</text:p>
          </table:table-cell>
          <table:table-cell office:value-type="float" office:value="20.2958111763" calcext:value-type="float">
            <text:p>20.2958111763</text:p>
          </table:table-cell>
          <table:table-cell office:value-type="float" office:value="123.376441001892" calcext:value-type="float">
            <text:p>123.376441001892</text:p>
          </table:table-cell>
          <table:table-cell table:number-columns-repeated="2"/>
        </table:table-row>
        <table:table-row table:style-name="ro1">
          <table:table-cell office:value-type="float" office:value="0.653418064117432" calcext:value-type="float">
            <text:p>0.653418064117432</text:p>
          </table:table-cell>
          <table:table-cell office:value-type="float" office:value="4.59183788299561" calcext:value-type="float">
            <text:p>4.59183788299561</text:p>
          </table:table-cell>
          <table:table-cell office:value-type="float" office:value="17.0908589363098" calcext:value-type="float">
            <text:p>17.0908589363098</text:p>
          </table:table-cell>
          <table:table-cell office:value-type="float" office:value="20.301910161972" calcext:value-type="float">
            <text:p>20.301910161972</text:p>
          </table:table-cell>
          <table:table-cell office:value-type="float" office:value="123.526885986328" calcext:value-type="float">
            <text:p>123.526885986328</text:p>
          </table:table-cell>
          <table:table-cell table:number-columns-repeated="2"/>
        </table:table-row>
        <table:table-row table:style-name="ro1">
          <table:table-cell office:value-type="float" office:value="0.653545141220093" calcext:value-type="float">
            <text:p>0.653545141220093</text:p>
          </table:table-cell>
          <table:table-cell office:value-type="float" office:value="4.59049105644226" calcext:value-type="float">
            <text:p>4.59049105644226</text:p>
          </table:table-cell>
          <table:table-cell office:value-type="float" office:value="17.0997550487518" calcext:value-type="float">
            <text:p>17.0997550487518</text:p>
          </table:table-cell>
          <table:table-cell office:value-type="float" office:value="20.2991600036621" calcext:value-type="float">
            <text:p>20.2991600036621</text:p>
          </table:table-cell>
          <table:table-cell office:value-type="float" office:value="125.004996776581" calcext:value-type="float">
            <text:p>125.004996776581</text:p>
          </table:table-cell>
          <table:table-cell table:number-columns-repeated="2"/>
        </table:table-row>
        <table:table-row table:style-name="ro1">
          <table:table-cell office:value-type="float" office:value="0.660223007202148" calcext:value-type="float">
            <text:p>0.660223007202148</text:p>
          </table:table-cell>
          <table:table-cell office:value-type="float" office:value="4.58919906616211" calcext:value-type="float">
            <text:p>4.58919906616211</text:p>
          </table:table-cell>
          <table:table-cell office:value-type="float" office:value="17.0876400470734" calcext:value-type="float">
            <text:p>17.0876400470734</text:p>
          </table:table-cell>
          <table:table-cell office:value-type="float" office:value="20.3085091114044" calcext:value-type="float">
            <text:p>20.3085091114044</text:p>
          </table:table-cell>
          <table:table-cell office:value-type="float" office:value="125.159284114838" calcext:value-type="float">
            <text:p>125.159284114838</text:p>
          </table:table-cell>
          <table:table-cell table:number-columns-repeated="2"/>
        </table:table-row>
        <table:table-row table:style-name="ro1">
          <table:table-cell office:value-type="float" office:value="0.653924942016602" calcext:value-type="float">
            <text:p>0.653924942016602</text:p>
          </table:table-cell>
          <table:table-cell office:value-type="float" office:value="4.59316802024841" calcext:value-type="float">
            <text:p>4.59316802024841</text:p>
          </table:table-cell>
          <table:table-cell office:value-type="float" office:value="17.0811431407928" calcext:value-type="float">
            <text:p>17.0811431407928</text:p>
          </table:table-cell>
          <table:table-cell office:value-type="float" office:value="20.2981400489807" calcext:value-type="float">
            <text:p>20.2981400489807</text:p>
          </table:table-cell>
          <table:table-cell table:number-columns-repeated="3"/>
        </table:table-row>
        <table:table-row table:style-name="ro1">
          <table:table-cell office:value-type="float" office:value="0.658069849014282" calcext:value-type="float">
            <text:p>0.658069849014282</text:p>
          </table:table-cell>
          <table:table-cell office:value-type="float" office:value="4.59532713890076" calcext:value-type="float">
            <text:p>4.59532713890076</text:p>
          </table:table-cell>
          <table:table-cell office:value-type="float" office:value="17.0850529670715" calcext:value-type="float">
            <text:p>17.0850529670715</text:p>
          </table:table-cell>
          <table:table-cell office:value-type="float" office:value="20.2979941368103" calcext:value-type="float">
            <text:p>20.2979941368103</text:p>
          </table:table-cell>
          <table:table-cell table:number-columns-repeated="3"/>
        </table:table-row>
        <table:table-row table:style-name="ro1">
          <table:table-cell office:value-type="float" office:value="0.656240940093994" calcext:value-type="float">
            <text:p>0.656240940093994</text:p>
          </table:table-cell>
          <table:table-cell office:value-type="float" office:value="4.59830808639526" calcext:value-type="float">
            <text:p>4.59830808639526</text:p>
          </table:table-cell>
          <table:table-cell office:value-type="float" office:value="17.0921590328217" calcext:value-type="float">
            <text:p>17.0921590328217</text:p>
          </table:table-cell>
          <table:table-cell office:value-type="float" office:value="20.3137671947479" calcext:value-type="float">
            <text:p>20.3137671947479</text:p>
          </table:table-cell>
          <table:table-cell table:number-columns-repeated="3"/>
        </table:table-row>
        <table:table-row table:style-name="ro1">
          <table:table-cell office:value-type="float" office:value="0.653445959091187" calcext:value-type="float">
            <text:p>0.653445959091187</text:p>
          </table:table-cell>
          <table:table-cell office:value-type="float" office:value="4.5961549282074" calcext:value-type="float">
            <text:p>4.5961549282074</text:p>
          </table:table-cell>
          <table:table-cell office:value-type="float" office:value="17.1011700630188" calcext:value-type="float">
            <text:p>17.1011700630188</text:p>
          </table:table-cell>
          <table:table-cell office:value-type="float" office:value="20.2950601577759" calcext:value-type="float">
            <text:p>20.2950601577759</text:p>
          </table:table-cell>
          <table:table-cell table:number-columns-repeated="3"/>
        </table:table-row>
        <table:table-row table:style-name="ro1">
          <table:table-cell office:value-type="float" office:value="0.653423070907593" calcext:value-type="float">
            <text:p>0.653423070907593</text:p>
          </table:table-cell>
          <table:table-cell office:value-type="float" office:value="4.6169741153717" calcext:value-type="float">
            <text:p>4.6169741153717</text:p>
          </table:table-cell>
          <table:table-cell office:value-type="float" office:value="17.1445138454437" calcext:value-type="float">
            <text:p>17.1445138454437</text:p>
          </table:table-cell>
          <table:table-cell office:value-type="float" office:value="20.3107490539551" calcext:value-type="float">
            <text:p>20.3107490539551</text:p>
          </table:table-cell>
          <table:table-cell table:number-columns-repeated="3"/>
        </table:table-row>
        <table:table-row table:style-name="ro1">
          <table:table-cell office:value-type="float" office:value="0.653414011001587" calcext:value-type="float">
            <text:p>0.653414011001587</text:p>
          </table:table-cell>
          <table:table-cell office:value-type="float" office:value="4.62220191955566" calcext:value-type="float">
            <text:p>4.62220191955566</text:p>
          </table:table-cell>
          <table:table-cell office:value-type="float" office:value="17.1459240913391" calcext:value-type="float">
            <text:p>17.1459240913391</text:p>
          </table:table-cell>
          <table:table-cell office:value-type="float" office:value="20.2872290611267" calcext:value-type="float">
            <text:p>20.2872290611267</text:p>
          </table:table-cell>
          <table:table-cell table:number-columns-repeated="3"/>
        </table:table-row>
        <table:table-row table:style-name="ro1">
          <table:table-cell office:value-type="float" office:value="0.653099060058594" calcext:value-type="float">
            <text:p>0.653099060058594</text:p>
          </table:table-cell>
          <table:table-cell office:value-type="float" office:value="4.59129786491394" calcext:value-type="float">
            <text:p>4.59129786491394</text:p>
          </table:table-cell>
          <table:table-cell office:value-type="float" office:value="17.0941269397736" calcext:value-type="float">
            <text:p>17.0941269397736</text:p>
          </table:table-cell>
          <table:table-cell office:value-type="float" office:value="20.2810039520264" calcext:value-type="float">
            <text:p>20.2810039520264</text:p>
          </table:table-cell>
          <table:table-cell table:number-columns-repeated="3"/>
        </table:table-row>
        <table:table-row table:style-name="ro1">
          <table:table-cell office:value-type="float" office:value="0.659966945648193" calcext:value-type="float">
            <text:p>0.659966945648193</text:p>
          </table:table-cell>
          <table:table-cell office:value-type="float" office:value="4.59559917449951" calcext:value-type="float">
            <text:p>4.59559917449951</text:p>
          </table:table-cell>
          <table:table-cell office:value-type="float" office:value="17.1060929298401" calcext:value-type="float">
            <text:p>17.1060929298401</text:p>
          </table:table-cell>
          <table:table-cell office:value-type="float" office:value="20.3037531375885" calcext:value-type="float">
            <text:p>20.3037531375885</text:p>
          </table:table-cell>
          <table:table-cell table:number-columns-repeated="3"/>
        </table:table-row>
        <table:table-row table:style-name="ro1">
          <table:table-cell office:value-type="float" office:value="0.65747594833374" calcext:value-type="float">
            <text:p>0.65747594833374</text:p>
          </table:table-cell>
          <table:table-cell office:value-type="float" office:value="4.59415793418884" calcext:value-type="float">
            <text:p>4.59415793418884</text:p>
          </table:table-cell>
          <table:table-cell office:value-type="float" office:value="17.088310956955" calcext:value-type="float">
            <text:p>17.088310956955</text:p>
          </table:table-cell>
          <table:table-cell office:value-type="float" office:value="20.289155960083" calcext:value-type="float">
            <text:p>20.289155960083</text:p>
          </table:table-cell>
          <table:table-cell table:number-columns-repeated="3"/>
        </table:table-row>
        <table:table-row table:style-name="ro1">
          <table:table-cell office:value-type="float" office:value="0.657454013824463" calcext:value-type="float">
            <text:p>0.657454013824463</text:p>
          </table:table-cell>
          <table:table-cell office:value-type="float" office:value="4.59088397026062" calcext:value-type="float">
            <text:p>4.59088397026062</text:p>
          </table:table-cell>
          <table:table-cell office:value-type="float" office:value="17.0839939117432" calcext:value-type="float">
            <text:p>17.0839939117432</text:p>
          </table:table-cell>
          <table:table-cell office:value-type="float" office:value="20.3091950416565" calcext:value-type="float">
            <text:p>20.3091950416565</text:p>
          </table:table-cell>
          <table:table-cell table:number-columns-repeated="3"/>
        </table:table-row>
        <table:table-row table:style-name="ro1">
          <table:table-cell office:value-type="float" office:value="0.653843879699707" calcext:value-type="float">
            <text:p>0.653843879699707</text:p>
          </table:table-cell>
          <table:table-cell office:value-type="float" office:value="4.59264993667603" calcext:value-type="float">
            <text:p>4.59264993667603</text:p>
          </table:table-cell>
          <table:table-cell office:value-type="float" office:value="17.0902569293976" calcext:value-type="float">
            <text:p>17.0902569293976</text:p>
          </table:table-cell>
          <table:table-cell office:value-type="float" office:value="20.3187379837036" calcext:value-type="float">
            <text:p>20.3187379837036</text:p>
          </table:table-cell>
          <table:table-cell table:number-columns-repeated="3"/>
        </table:table-row>
        <table:table-row table:style-name="ro1">
          <table:table-cell office:value-type="float" office:value="0.653435945510864" calcext:value-type="float">
            <text:p>0.653435945510864</text:p>
          </table:table-cell>
          <table:table-cell office:value-type="float" office:value="4.59672498703003" calcext:value-type="float">
            <text:p>4.59672498703003</text:p>
          </table:table-cell>
          <table:table-cell office:value-type="float" office:value="17.1124310493469" calcext:value-type="float">
            <text:p>17.1124310493469</text:p>
          </table:table-cell>
          <table:table-cell office:value-type="float" office:value="20.3022270202637" calcext:value-type="float">
            <text:p>20.3022270202637</text:p>
          </table:table-cell>
          <table:table-cell table:number-columns-repeated="3"/>
        </table:table-row>
        <table:table-row table:style-name="ro1">
          <table:table-cell office:value-type="float" office:value="0.653454065322876" calcext:value-type="float">
            <text:p>0.653454065322876</text:p>
          </table:table-cell>
          <table:table-cell office:value-type="float" office:value="4.59027695655823" calcext:value-type="float">
            <text:p>4.59027695655823</text:p>
          </table:table-cell>
          <table:table-cell office:value-type="float" office:value="17.0902049541473" calcext:value-type="float">
            <text:p>17.0902049541473</text:p>
          </table:table-cell>
          <table:table-cell office:value-type="float" office:value="20.2957849502563" calcext:value-type="float">
            <text:p>20.2957849502563</text:p>
          </table:table-cell>
          <table:table-cell table:number-columns-repeated="3"/>
        </table:table-row>
        <table:table-row table:style-name="ro1">
          <table:table-cell office:value-type="float" office:value="0.654665946960449" calcext:value-type="float">
            <text:p>0.654665946960449</text:p>
          </table:table-cell>
          <table:table-cell office:value-type="float" office:value="4.59278702735901" calcext:value-type="float">
            <text:p>4.59278702735901</text:p>
          </table:table-cell>
          <table:table-cell office:value-type="float" office:value="17.0891149044037" calcext:value-type="float">
            <text:p>17.0891149044037</text:p>
          </table:table-cell>
          <table:table-cell office:value-type="float" office:value="20.2962419986725" calcext:value-type="float">
            <text:p>20.2962419986725</text:p>
          </table:table-cell>
          <table:table-cell table:number-columns-repeated="3"/>
        </table:table-row>
        <table:table-row table:style-name="ro1">
          <table:table-cell office:value-type="float" office:value="0.65479302406311" calcext:value-type="float">
            <text:p>0.65479302406311</text:p>
          </table:table-cell>
          <table:table-cell office:value-type="float" office:value="4.59310793876648" calcext:value-type="float">
            <text:p>4.59310793876648</text:p>
          </table:table-cell>
          <table:table-cell office:value-type="float" office:value="17.1061511039734" calcext:value-type="float">
            <text:p>17.1061511039734</text:p>
          </table:table-cell>
          <table:table-cell office:value-type="float" office:value="20.361184835434" calcext:value-type="float">
            <text:p>20.361184835434</text:p>
          </table:table-cell>
          <table:table-cell table:number-columns-repeated="3"/>
        </table:table-row>
        <table:table-row table:style-name="ro1">
          <table:table-cell office:value-type="float" office:value="0.664098978042603" calcext:value-type="float">
            <text:p>0.664098978042603</text:p>
          </table:table-cell>
          <table:table-cell office:value-type="float" office:value="4.59123802185059" calcext:value-type="float">
            <text:p>4.59123802185059</text:p>
          </table:table-cell>
          <table:table-cell office:value-type="float" office:value="17.0876049995422" calcext:value-type="float">
            <text:p>17.0876049995422</text:p>
          </table:table-cell>
          <table:table-cell office:value-type="float" office:value="20.3045659065247" calcext:value-type="float">
            <text:p>20.3045659065247</text:p>
          </table:table-cell>
          <table:table-cell table:number-columns-repeated="3"/>
        </table:table-row>
        <table:table-row table:style-name="ro1">
          <table:table-cell office:value-type="float" office:value="0.660888910293579" calcext:value-type="float">
            <text:p>0.660888910293579</text:p>
          </table:table-cell>
          <table:table-cell office:value-type="float" office:value="4.59215497970581" calcext:value-type="float">
            <text:p>4.59215497970581</text:p>
          </table:table-cell>
          <table:table-cell office:value-type="float" office:value="17.1032040119171" calcext:value-type="float">
            <text:p>17.1032040119171</text:p>
          </table:table-cell>
          <table:table-cell office:value-type="float" office:value="20.3192000389099" calcext:value-type="float">
            <text:p>20.3192000389099</text:p>
          </table:table-cell>
          <table:table-cell table:number-columns-repeated="3"/>
        </table:table-row>
        <table:table-row table:style-name="ro1">
          <table:table-cell office:value-type="float" office:value="0.658626794815063" calcext:value-type="float">
            <text:p>0.658626794815063</text:p>
          </table:table-cell>
          <table:table-cell office:value-type="float" office:value="4.59930682182312" calcext:value-type="float">
            <text:p>4.59930682182312</text:p>
          </table:table-cell>
          <table:table-cell office:value-type="float" office:value="17.1051001548767" calcext:value-type="float">
            <text:p>17.1051001548767</text:p>
          </table:table-cell>
          <table:table-cell office:value-type="float" office:value="20.298171043396" calcext:value-type="float">
            <text:p>20.298171043396</text:p>
          </table:table-cell>
          <table:table-cell table:number-columns-repeated="3"/>
        </table:table-row>
        <table:table-row table:style-name="ro1">
          <table:table-cell office:value-type="float" office:value="0.653799057006836" calcext:value-type="float">
            <text:p>0.653799057006836</text:p>
          </table:table-cell>
          <table:table-cell office:value-type="float" office:value="4.60033202171326" calcext:value-type="float">
            <text:p>4.60033202171326</text:p>
          </table:table-cell>
          <table:table-cell office:value-type="float" office:value="17.1901030540466" calcext:value-type="float">
            <text:p>17.1901030540466</text:p>
          </table:table-cell>
          <table:table-cell office:value-type="float" office:value="20.3102278709412" calcext:value-type="float">
            <text:p>20.3102278709412</text:p>
          </table:table-cell>
          <table:table-cell table:number-columns-repeated="3"/>
        </table:table-row>
        <table:table-row table:style-name="ro1">
          <table:table-cell office:value-type="float" office:value="0.653588056564331" calcext:value-type="float">
            <text:p>0.653588056564331</text:p>
          </table:table-cell>
          <table:table-cell office:value-type="float" office:value="4.60135793685913" calcext:value-type="float">
            <text:p>4.60135793685913</text:p>
          </table:table-cell>
          <table:table-cell office:value-type="float" office:value="17.2221398353577" calcext:value-type="float">
            <text:p>17.2221398353577</text:p>
          </table:table-cell>
          <table:table-cell office:value-type="float" office:value="20.2824149131775" calcext:value-type="float">
            <text:p>20.2824149131775</text:p>
          </table:table-cell>
          <table:table-cell table:number-columns-repeated="3"/>
        </table:table-row>
        <table:table-row table:style-name="ro1">
          <table:table-cell office:value-type="float" office:value="0.656575918197632" calcext:value-type="float">
            <text:p>0.656575918197632</text:p>
          </table:table-cell>
          <table:table-cell office:value-type="float" office:value="4.60040020942688" calcext:value-type="float">
            <text:p>4.60040020942688</text:p>
          </table:table-cell>
          <table:table-cell office:value-type="float" office:value="17.1144170761108" calcext:value-type="float">
            <text:p>17.1144170761108</text:p>
          </table:table-cell>
          <table:table-cell office:value-type="float" office:value="20.2937250137329" calcext:value-type="float">
            <text:p>20.2937250137329</text:p>
          </table:table-cell>
          <table:table-cell table:number-columns-repeated="3"/>
        </table:table-row>
        <table:table-row table:style-name="ro1">
          <table:table-cell office:value-type="float" office:value="0.653666019439697" calcext:value-type="float">
            <text:p>0.653666019439697</text:p>
          </table:table-cell>
          <table:table-cell office:value-type="float" office:value="4.6077299118042" calcext:value-type="float">
            <text:p>4.6077299118042</text:p>
          </table:table-cell>
          <table:table-cell office:value-type="float" office:value="17.1068179607391" calcext:value-type="float">
            <text:p>17.1068179607391</text:p>
          </table:table-cell>
          <table:table-cell office:value-type="float" office:value="20.2999460697174" calcext:value-type="float">
            <text:p>20.2999460697174</text:p>
          </table:table-cell>
          <table:table-cell table:number-columns-repeated="3"/>
        </table:table-row>
        <table:table-row table:style-name="ro1">
          <table:table-cell office:value-type="float" office:value="0.656831979751587" calcext:value-type="float">
            <text:p>0.656831979751587</text:p>
          </table:table-cell>
          <table:table-cell office:value-type="float" office:value="4.59601593017578" calcext:value-type="float">
            <text:p>4.59601593017578</text:p>
          </table:table-cell>
          <table:table-cell office:value-type="float" office:value="17.1337559223175" calcext:value-type="float">
            <text:p>17.1337559223175</text:p>
          </table:table-cell>
          <table:table-cell office:value-type="float" office:value="20.3768548965454" calcext:value-type="float">
            <text:p>20.3768548965454</text:p>
          </table:table-cell>
          <table:table-cell table:number-columns-repeated="3"/>
        </table:table-row>
        <table:table-row table:style-name="ro1">
          <table:table-cell office:value-type="float" office:value="0.654685020446777" calcext:value-type="float">
            <text:p>0.654685020446777</text:p>
          </table:table-cell>
          <table:table-cell office:value-type="float" office:value="4.59560513496399" calcext:value-type="float">
            <text:p>4.59560513496399</text:p>
          </table:table-cell>
          <table:table-cell office:value-type="float" office:value="17.1015319824219" calcext:value-type="float">
            <text:p>17.1015319824219</text:p>
          </table:table-cell>
          <table:table-cell office:value-type="float" office:value="20.305536031723" calcext:value-type="float">
            <text:p>20.305536031723</text:p>
          </table:table-cell>
          <table:table-cell table:number-columns-repeated="3"/>
        </table:table-row>
        <table:table-row table:style-name="ro1">
          <table:table-cell office:value-type="float" office:value="0.666589021682739" calcext:value-type="float">
            <text:p>0.666589021682739</text:p>
          </table:table-cell>
          <table:table-cell office:value-type="float" office:value="4.59479689598084" calcext:value-type="float">
            <text:p>4.59479689598084</text:p>
          </table:table-cell>
          <table:table-cell office:value-type="float" office:value="17.0949380397797" calcext:value-type="float">
            <text:p>17.0949380397797</text:p>
          </table:table-cell>
          <table:table-cell office:value-type="float" office:value="20.2971940040588" calcext:value-type="float">
            <text:p>20.29719400405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5:54:20.453742511</meta:creation-date>
    <dc:date>2018-01-14T10:21:42.875965643</dc:date>
    <meta:editing-duration>PT12H14M20S</meta:editing-duration>
    <meta:editing-cycles>2</meta:editing-cycles>
    <meta:generator>LibreOffice/5.3.7.2.0$Linux_X86_64 LibreOffice_project/30m0$Build-2</meta:generator>
    <meta:document-statistic meta:table-count="2" meta:cell-count="535" meta:object-count="0"/>
  </office:meta>
</office:document-meta>
</file>